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T1" style:family="text">
      <style:text-properties fo:font-size="10pt"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<text:span text:style-name="T1">Entidad urbana/dimensión</text:span></text:p>
          </table:table-cell>
          <table:table-cell table:style-name="ce1" office:value-type="string" calcext:value-type="string">
            <text:p><text:span text:style-name="T1">Administrativa</text:span></text:p>
          </table:table-cell>
          <table:table-cell table:style-name="ce1" office:value-type="string" calcext:value-type="string">
            <text:p><text:span text:style-name="T1">Alimentación, restauración y hostelería</text:span></text:p>
          </table:table-cell>
          <table:table-cell office:value-type="string" calcext:value-type="string">
            <text:p><text:span text:style-name="T1">Conectividad y Transporte</text:span></text:p>
          </table:table-cell>
          <table:table-cell office:value-type="string" calcext:value-type="string">
            <text:p><text:span text:style-name="T1">Educación</text:span></text:p>
          </table:table-cell>
          <table:table-cell office:value-type="string" calcext:value-type="string">
            <text:p><text:span text:style-name="T1">Salud</text:span></text:p>
          </table:table-cell>
          <table:table-cell office:value-type="string" calcext:value-type="string">
            <text:p><text:span text:style-name="T1">Seguridad</text:span></text:p>
          </table:table-cell>
          <table:table-cell office:value-type="string" calcext:value-type="string">
            <text:p><text:span text:style-name="T1">Financiera</text:span></text:p>
          </table:table-cell>
          <table:table-cell office:value-type="string" calcext:value-type="string">
            <text:p><text:span text:style-name="T1">region</text:span></text:p>
          </table:table-cell>
        </table:table-row>
        <table:table-row table:style-name="ro1">
          <table:table-cell office:value-type="string" calcext:value-type="string">
            <text:p><text:span text:style-name="T1">Carahue</text:span></text:p>
          </table:table-cell>
          <table:table-cell office:value-type="float" office:value="0.089041095890411" calcext:value-type="float">
            <text:p>0,089041095890411</text:p>
          </table:table-cell>
          <table:table-cell office:value-type="float" office:value="0.027027027027027" calcext:value-type="float">
            <text:p>0,027027027027027</text:p>
          </table:table-cell>
          <table:table-cell office:value-type="float" office:value="0.403409090909091" calcext:value-type="float">
            <text:p>0,403409090909091</text:p>
          </table:table-cell>
          <table:table-cell office:value-type="float" office:value="0.0830951911984018" calcext:value-type="float">
            <text:p>0,0830951911984018</text:p>
          </table:table-cell>
          <table:table-cell office:value-type="float" office:value="0.38670969877524" calcext:value-type="float">
            <text:p>0,38670969877524</text:p>
          </table:table-cell>
          <table:table-cell office:value-type="float" office:value="0" calcext:value-type="float">
            <text:p>0</text:p>
          </table:table-cell>
          <table:table-cell office:value-type="float" office:value="0.564460749190336" calcext:value-type="float">
            <text:p>0,564460749190336</text:p>
          </table:table-cell>
          <table:table-cell office:value-type="string" calcext:value-type="string">
            <text:p><text:span text:style-name="T1">ARAUCANIA</text:span></text:p>
          </table:table-cell>
        </table:table-row>
        <table:table-row table:style-name="ro1">
          <table:table-cell office:value-type="string" calcext:value-type="string">
            <text:p><text:span text:style-name="T1">Cunco</text:span></text:p>
          </table:table-cell>
          <table:table-cell office:value-type="float" office:value="0.0616438356164384" calcext:value-type="float">
            <text:p>0,0616438356164384</text:p>
          </table:table-cell>
          <table:table-cell office:value-type="float" office:value="0.027027027027027" calcext:value-type="float">
            <text:p>0,027027027027027</text:p>
          </table:table-cell>
          <table:table-cell office:value-type="float" office:value="0.257575757575758" calcext:value-type="float">
            <text:p>0,257575757575758</text:p>
          </table:table-cell>
          <table:table-cell office:value-type="float" office:value="0.123901957473949" calcext:value-type="float">
            <text:p>0,123901957473949</text:p>
          </table:table-cell>
          <table:table-cell office:value-type="float" office:value="0.292701092353526" calcext:value-type="float">
            <text:p>0,292701092353526</text:p>
          </table:table-cell>
          <table:table-cell office:value-type="float" office:value="0" calcext:value-type="float">
            <text:p>0</text:p>
          </table:table-cell>
          <table:table-cell office:value-type="float" office:value="0.607939010059901" calcext:value-type="float">
            <text:p>0,607939010059901</text:p>
          </table:table-cell>
          <table:table-cell office:value-type="string" calcext:value-type="string">
            <text:p><text:span text:style-name="T1">ARAUCANIA</text:span></text:p>
          </table:table-cell>
        </table:table-row>
        <table:table-row table:style-name="ro1">
          <table:table-cell office:value-type="string" calcext:value-type="string">
            <text:p><text:span text:style-name="T1">Freire</text:span></text:p>
          </table:table-cell>
          <table:table-cell office:value-type="float" office:value="0.0547945205479452" calcext:value-type="float">
            <text:p>0,0547945205479452</text:p>
          </table:table-cell>
          <table:table-cell office:value-type="float" office:value="0" calcext:value-type="float">
            <text:p>0</text:p>
          </table:table-cell>
          <table:table-cell office:value-type="float" office:value="0.164231601731602" calcext:value-type="float">
            <text:p>0,164231601731602</text:p>
          </table:table-cell>
          <table:table-cell office:value-type="float" office:value="0.105394636877796" calcext:value-type="float">
            <text:p>0,105394636877796</text:p>
          </table:table-cell>
          <table:table-cell office:value-type="float" office:value="0.333333333333334" calcext:value-type="float">
            <text:p>0,333333333333334</text:p>
          </table:table-cell>
          <table:table-cell office:value-type="float" office:value="0" calcext:value-type="float">
            <text:p>0</text:p>
          </table:table-cell>
          <table:table-cell office:value-type="float" office:value="0.199243357885988" calcext:value-type="float">
            <text:p>0,199243357885988</text:p>
          </table:table-cell>
          <table:table-cell office:value-type="string" calcext:value-type="string">
            <text:p><text:span text:style-name="T1">ARAUCANIA</text:span></text:p>
          </table:table-cell>
        </table:table-row>
        <table:table-row table:style-name="ro1">
          <table:table-cell office:value-type="string" calcext:value-type="string">
            <text:p><text:span text:style-name="T1">Gorbea</text:span></text:p>
          </table:table-cell>
          <table:table-cell office:value-type="float" office:value="0.0410958904109589" calcext:value-type="float">
            <text:p>0,0410958904109589</text:p>
          </table:table-cell>
          <table:table-cell office:value-type="float" office:value="0.027027027027027" calcext:value-type="float">
            <text:p>0,027027027027027</text:p>
          </table:table-cell>
          <table:table-cell office:value-type="float" office:value="0.071969696969697" calcext:value-type="float">
            <text:p>0,071969696969697</text:p>
          </table:table-cell>
          <table:table-cell office:value-type="float" office:value="0.145901122710262" calcext:value-type="float">
            <text:p>0,145901122710262</text:p>
          </table:table-cell>
          <table:table-cell office:value-type="float" office:value="0.259098496901617" calcext:value-type="float">
            <text:p>0,259098496901617</text:p>
          </table:table-cell>
          <table:table-cell office:value-type="float" office:value="0" calcext:value-type="float">
            <text:p>0</text:p>
          </table:table-cell>
          <table:table-cell office:value-type="float" office:value="0.32098248832077" calcext:value-type="float">
            <text:p>0,32098248832077</text:p>
          </table:table-cell>
          <table:table-cell office:value-type="string" calcext:value-type="string">
            <text:p><text:span text:style-name="T1">ARAUCANIA</text:span></text:p>
          </table:table-cell>
        </table:table-row>
        <table:table-row table:style-name="ro1">
          <table:table-cell office:value-type="string" calcext:value-type="string">
            <text:p><text:span text:style-name="T1">Lautaro</text:span></text:p>
          </table:table-cell>
          <table:table-cell office:value-type="float" office:value="0.102739726027397" calcext:value-type="float">
            <text:p>0,102739726027397</text:p>
          </table:table-cell>
          <table:table-cell office:value-type="float" office:value="0.0810810810810811" calcext:value-type="float">
            <text:p>0,0810810810810811</text:p>
          </table:table-cell>
          <table:table-cell office:value-type="float" office:value="0.608766233766234" calcext:value-type="float">
            <text:p>0,608766233766234</text:p>
          </table:table-cell>
          <table:table-cell office:value-type="float" office:value="0.170632825909564" calcext:value-type="float">
            <text:p>0,170632825909564</text:p>
          </table:table-cell>
          <table:table-cell office:value-type="float" office:value="1.17380220179176" calcext:value-type="float">
            <text:p>1,17380220179176</text:p>
          </table:table-cell>
          <table:table-cell office:value-type="float" office:value="0" calcext:value-type="float">
            <text:p>0</text:p>
          </table:table-cell>
          <table:table-cell office:value-type="float" office:value="0.537617150554584" calcext:value-type="float">
            <text:p>0,537617150554584</text:p>
          </table:table-cell>
          <table:table-cell office:value-type="string" calcext:value-type="string">
            <text:p><text:span text:style-name="T1">ARAUCANIA</text:span></text:p>
          </table:table-cell>
        </table:table-row>
        <table:table-row table:style-name="ro1">
          <table:table-cell office:value-type="string" calcext:value-type="string">
            <text:p><text:span text:style-name="T1">Loncoche</text:span></text:p>
          </table:table-cell>
          <table:table-cell office:value-type="float" office:value="0.0753424657534247" calcext:value-type="float">
            <text:p>0,0753424657534247</text:p>
          </table:table-cell>
          <table:table-cell office:value-type="float" office:value="0.0540540540540541" calcext:value-type="float">
            <text:p>0,0540540540540541</text:p>
          </table:table-cell>
          <table:table-cell office:value-type="float" office:value="0.673701298701299" calcext:value-type="float">
            <text:p>0,673701298701299</text:p>
          </table:table-cell>
          <table:table-cell office:value-type="float" office:value="0.175629027265821" calcext:value-type="float">
            <text:p>0,175629027265821</text:p>
          </table:table-cell>
          <table:table-cell office:value-type="float" office:value="0.435900310728129" calcext:value-type="float">
            <text:p>0,435900310728129</text:p>
          </table:table-cell>
          <table:table-cell office:value-type="float" office:value="0" calcext:value-type="float">
            <text:p>0</text:p>
          </table:table-cell>
          <table:table-cell office:value-type="float" office:value="0.868808575277292" calcext:value-type="float">
            <text:p>0,868808575277292</text:p>
          </table:table-cell>
          <table:table-cell office:value-type="string" calcext:value-type="string">
            <text:p><text:span text:style-name="T1">ARAUCANIA</text:span></text:p>
          </table:table-cell>
        </table:table-row>
        <table:table-row table:style-name="ro1">
          <table:table-cell office:value-type="string" calcext:value-type="string">
            <text:p><text:span text:style-name="T1">Imperial </text:span></text:p>
          </table:table-cell>
          <table:table-cell office:value-type="float" office:value="0.102739726027397" calcext:value-type="float">
            <text:p>0,102739726027397</text:p>
          </table:table-cell>
          <table:table-cell office:value-type="float" office:value="0.0540540540540541" calcext:value-type="float">
            <text:p>0,0540540540540541</text:p>
          </table:table-cell>
          <table:table-cell office:value-type="float" office:value="0.604256854256854" calcext:value-type="float">
            <text:p>0,604256854256854</text:p>
          </table:table-cell>
          <table:table-cell office:value-type="float" office:value="0.172027350234953" calcext:value-type="float">
            <text:p>0,172027350234953</text:p>
          </table:table-cell>
          <table:table-cell office:value-type="float" office:value="0.670011532177981" calcext:value-type="float">
            <text:p>0,670011532177981</text:p>
          </table:table-cell>
          <table:table-cell office:value-type="float" office:value="0" calcext:value-type="float">
            <text:p>0</text:p>
          </table:table-cell>
          <table:table-cell office:value-type="float" office:value="0.486199879625118" calcext:value-type="float">
            <text:p>0,486199879625118</text:p>
          </table:table-cell>
          <table:table-cell office:value-type="string" calcext:value-type="string">
            <text:p><text:span text:style-name="T1">ARAUCANIA</text:span></text:p>
          </table:table-cell>
        </table:table-row>
        <table:table-row table:style-name="ro1">
          <table:table-cell office:value-type="string" calcext:value-type="string">
            <text:p><text:span text:style-name="T1">Pitrufquen</text:span></text:p>
          </table:table-cell>
          <table:table-cell office:value-type="float" office:value="0.0821917808219178" calcext:value-type="float">
            <text:p>0,0821917808219178</text:p>
          </table:table-cell>
          <table:table-cell office:value-type="float" office:value="0.027027027027027" calcext:value-type="float">
            <text:p>0,027027027027027</text:p>
          </table:table-cell>
          <table:table-cell office:value-type="float" office:value="0.373106060606061" calcext:value-type="float">
            <text:p>0,373106060606061</text:p>
          </table:table-cell>
          <table:table-cell office:value-type="float" office:value="0.163401333746026" calcext:value-type="float">
            <text:p>0,163401333746026</text:p>
          </table:table-cell>
          <table:table-cell office:value-type="float" office:value="0.424165251839276" calcext:value-type="float">
            <text:p>0,424165251839276</text:p>
          </table:table-cell>
          <table:table-cell office:value-type="float" office:value="0" calcext:value-type="float">
            <text:p>0</text:p>
          </table:table-cell>
          <table:table-cell office:value-type="float" office:value="0.442721618755553" calcext:value-type="float">
            <text:p>0,442721618755553</text:p>
          </table:table-cell>
          <table:table-cell office:value-type="string" calcext:value-type="string">
            <text:p><text:span text:style-name="T1">ARAUCANIA</text:span></text:p>
          </table:table-cell>
        </table:table-row>
        <table:table-row table:style-name="ro1">
          <table:table-cell office:value-type="string" calcext:value-type="string">
            <text:p><text:span text:style-name="T1">Pucon</text:span></text:p>
          </table:table-cell>
          <table:table-cell office:value-type="float" office:value="0.0753424657534247" calcext:value-type="float">
            <text:p>0,0753424657534247</text:p>
          </table:table-cell>
          <table:table-cell office:value-type="float" office:value="0.0810810810810811" calcext:value-type="float">
            <text:p>0,0810810810810811</text:p>
          </table:table-cell>
          <table:table-cell office:value-type="float" office:value="1.33802308802309" calcext:value-type="float">
            <text:p>1,33802308802309</text:p>
          </table:table-cell>
          <table:table-cell office:value-type="float" office:value="0.063690593432567" calcext:value-type="float">
            <text:p>0,063690593432567</text:p>
          </table:table-cell>
          <table:table-cell office:value-type="float" office:value="0.963590885308219" calcext:value-type="float">
            <text:p>0,963590885308219</text:p>
          </table:table-cell>
          <table:table-cell office:value-type="float" office:value="0" calcext:value-type="float">
            <text:p>0</text:p>
          </table:table-cell>
          <table:table-cell office:value-type="float" office:value="0.342162735375885" calcext:value-type="float">
            <text:p>0,342162735375885</text:p>
          </table:table-cell>
          <table:table-cell office:value-type="string" calcext:value-type="string">
            <text:p><text:span text:style-name="T1">ARAUCANIA</text:span></text:p>
          </table:table-cell>
        </table:table-row>
        <table:table-row table:style-name="ro1">
          <table:table-cell office:value-type="string" calcext:value-type="string">
            <text:p><text:span text:style-name="T1">Villarrica</text:span></text:p>
          </table:table-cell>
          <table:table-cell office:value-type="float" office:value="0.198630136986301" calcext:value-type="float">
            <text:p>0,198630136986301</text:p>
          </table:table-cell>
          <table:table-cell office:value-type="float" office:value="0.108108108108108" calcext:value-type="float">
            <text:p>0,108108108108108</text:p>
          </table:table-cell>
          <table:table-cell office:value-type="float" office:value="1.70878427128427" calcext:value-type="float">
            <text:p>1,70878427128427</text:p>
          </table:table-cell>
          <table:table-cell office:value-type="float" office:value="0.420412926643969" calcext:value-type="float">
            <text:p>0,420412926643969</text:p>
          </table:table-cell>
          <table:table-cell office:value-type="float" office:value="1.53527191380765" calcext:value-type="float">
            <text:p>1,53527191380765</text:p>
          </table:table-cell>
          <table:table-cell office:value-type="float" office:value="0" calcext:value-type="float">
            <text:p>0</text:p>
          </table:table-cell>
          <table:table-cell office:value-type="float" office:value="0.987864428585531" calcext:value-type="float">
            <text:p>0,987864428585531</text:p>
          </table:table-cell>
          <table:table-cell office:value-type="string" calcext:value-type="string">
            <text:p><text:span text:style-name="T1">ARAUCANIA</text:span></text:p>
          </table:table-cell>
        </table:table-row>
        <table:table-row table:style-name="ro1">
          <table:table-cell office:value-type="string" calcext:value-type="string">
            <text:p><text:span text:style-name="T1">Angol</text:span></text:p>
          </table:table-cell>
          <table:table-cell office:value-type="float" office:value="0.287671232876712" calcext:value-type="float">
            <text:p>0,287671232876712</text:p>
          </table:table-cell>
          <table:table-cell office:value-type="float" office:value="0.0540540540540541" calcext:value-type="float">
            <text:p>0,0540540540540541</text:p>
          </table:table-cell>
          <table:table-cell office:value-type="float" office:value="1.44669913419913" calcext:value-type="float">
            <text:p>1,44669913419913</text:p>
          </table:table-cell>
          <table:table-cell office:value-type="float" office:value="0.371367558644494" calcext:value-type="float">
            <text:p>0,371367558644494</text:p>
          </table:table-cell>
          <table:table-cell office:value-type="float" office:value="1.16506230579492" calcext:value-type="float">
            <text:p>1,16506230579492</text:p>
          </table:table-cell>
          <table:table-cell office:value-type="float" office:value="0" calcext:value-type="float">
            <text:p>0</text:p>
          </table:table-cell>
          <table:table-cell office:value-type="float" office:value="1.33289386947924" calcext:value-type="float">
            <text:p>1,33289386947924</text:p>
          </table:table-cell>
          <table:table-cell office:value-type="string" calcext:value-type="string">
            <text:p><text:span text:style-name="T1">ARAUCANIA</text:span></text:p>
          </table:table-cell>
        </table:table-row>
        <table:table-row table:style-name="ro1">
          <table:table-cell office:value-type="string" calcext:value-type="string">
            <text:p><text:span text:style-name="T1">Collipulli</text:span></text:p>
          </table:table-cell>
          <table:table-cell office:value-type="float" office:value="0.0958904109589041" calcext:value-type="float">
            <text:p>0,0958904109589041</text:p>
          </table:table-cell>
          <table:table-cell office:value-type="float" office:value="0.027027027027027" calcext:value-type="float">
            <text:p>0,027027027027027</text:p>
          </table:table-cell>
          <table:table-cell office:value-type="float" office:value="0.585948773448773" calcext:value-type="float">
            <text:p>0,585948773448773</text:p>
          </table:table-cell>
          <table:table-cell office:value-type="float" office:value="0.263775007737978" calcext:value-type="float">
            <text:p>0,263775007737978</text:p>
          </table:table-cell>
          <table:table-cell office:value-type="float" office:value="0.369673931226931" calcext:value-type="float">
            <text:p>0,369673931226931</text:p>
          </table:table-cell>
          <table:table-cell office:value-type="float" office:value="0" calcext:value-type="float">
            <text:p>0</text:p>
          </table:table-cell>
          <table:table-cell office:value-type="float" office:value="0.503591183972944" calcext:value-type="float">
            <text:p>0,503591183972944</text:p>
          </table:table-cell>
          <table:table-cell office:value-type="string" calcext:value-type="string">
            <text:p><text:span text:style-name="T1">ARAUCANIA</text:span></text:p>
          </table:table-cell>
        </table:table-row>
        <table:table-row table:style-name="ro1">
          <table:table-cell office:value-type="string" calcext:value-type="string">
            <text:p><text:span text:style-name="T1">Curacautin</text:span></text:p>
          </table:table-cell>
          <table:table-cell office:value-type="float" office:value="0.0753424657534247" calcext:value-type="float">
            <text:p>0,0753424657534247</text:p>
          </table:table-cell>
          <table:table-cell office:value-type="float" office:value="0.0540540540540541" calcext:value-type="float">
            <text:p>0,0540540540540541</text:p>
          </table:table-cell>
          <table:table-cell office:value-type="float" office:value="0.486742424242424" calcext:value-type="float">
            <text:p>0,486742424242424</text:p>
          </table:table-cell>
          <table:table-cell office:value-type="float" office:value="0.19951996398323" calcext:value-type="float">
            <text:p>0,19951996398323</text:p>
          </table:table-cell>
          <table:table-cell office:value-type="float" office:value="0.250397753360882" calcext:value-type="float">
            <text:p>0,250397753360882</text:p>
          </table:table-cell>
          <table:table-cell office:value-type="float" office:value="0" calcext:value-type="float">
            <text:p>0</text:p>
          </table:table-cell>
          <table:table-cell office:value-type="float" office:value="0.399243357885988" calcext:value-type="float">
            <text:p>0,399243357885988</text:p>
          </table:table-cell>
          <table:table-cell office:value-type="string" calcext:value-type="string">
            <text:p><text:span text:style-name="T1">ARAUCANIA</text:span></text:p>
          </table:table-cell>
        </table:table-row>
        <table:table-row table:style-name="ro1">
          <table:table-cell office:value-type="string" calcext:value-type="string">
            <text:p><text:span text:style-name="T1">Puren</text:span></text:p>
          </table:table-cell>
          <table:table-cell office:value-type="float" office:value="0.0753424657534247" calcext:value-type="float">
            <text:p>0,0753424657534247</text:p>
          </table:table-cell>
          <table:table-cell office:value-type="float" office:value="0" calcext:value-type="float">
            <text:p>0</text:p>
          </table:table-cell>
          <table:table-cell office:value-type="float" office:value="0.289772727272727" calcext:value-type="float">
            <text:p>0,289772727272727</text:p>
          </table:table-cell>
          <table:table-cell office:value-type="float" office:value="0.06249641239202" calcext:value-type="float">
            <text:p>0,06249641239202</text:p>
          </table:table-cell>
          <table:table-cell office:value-type="float" office:value="0.330708339117219" calcext:value-type="float">
            <text:p>0,330708339117219</text:p>
          </table:table-cell>
          <table:table-cell office:value-type="float" office:value="0" calcext:value-type="float">
            <text:p>0</text:p>
          </table:table-cell>
          <table:table-cell office:value-type="float" office:value="0.451417270929466" calcext:value-type="float">
            <text:p>0,451417270929466</text:p>
          </table:table-cell>
          <table:table-cell office:value-type="string" calcext:value-type="string">
            <text:p><text:span text:style-name="T1">ARAUCANIA</text:span></text:p>
          </table:table-cell>
        </table:table-row>
        <table:table-row table:style-name="ro1">
          <table:table-cell office:value-type="string" calcext:value-type="string">
            <text:p><text:span text:style-name="T1">Renaico</text:span></text:p>
          </table:table-cell>
          <table:table-cell office:value-type="float" office:value="0.0342465753424658" calcext:value-type="float">
            <text:p>0,0342465753424658</text:p>
          </table:table-cell>
          <table:table-cell office:value-type="float" office:value="0" calcext:value-type="float">
            <text:p>0</text:p>
          </table:table-cell>
          <table:table-cell office:value-type="float" office:value="0.0303030303030303" calcext:value-type="float">
            <text:p>0,0303030303030303</text:p>
          </table:table-cell>
          <table:table-cell office:value-type="float" office:value="0.0603297785531388" calcext:value-type="float">
            <text:p>0,0603297785531388</text:p>
          </table:table-cell>
          <table:table-cell office:value-type="float" office:value="0.100877192982456" calcext:value-type="float">
            <text:p>0,100877192982456</text:p>
          </table:table-cell>
          <table:table-cell office:value-type="float" office:value="0" calcext:value-type="float">
            <text:p>0</text:p>
          </table:table-cell>
          <table:table-cell office:value-type="float" office:value="0.121739130434783" calcext:value-type="float">
            <text:p>0,121739130434783</text:p>
          </table:table-cell>
          <table:table-cell office:value-type="string" calcext:value-type="string">
            <text:p><text:span text:style-name="T1">ARAUCANIA</text:span></text:p>
          </table:table-cell>
        </table:table-row>
        <table:table-row table:style-name="ro1">
          <table:table-cell office:value-type="string" calcext:value-type="string">
            <text:p><text:span text:style-name="T1">Traiguen</text:span></text:p>
          </table:table-cell>
          <table:table-cell office:value-type="float" office:value="0.102739726027397" calcext:value-type="float">
            <text:p>0,102739726027397</text:p>
          </table:table-cell>
          <table:table-cell office:value-type="float" office:value="0.027027027027027" calcext:value-type="float">
            <text:p>0,027027027027027</text:p>
          </table:table-cell>
          <table:table-cell office:value-type="float" office:value="0.433170995670996" calcext:value-type="float">
            <text:p>0,433170995670996</text:p>
          </table:table-cell>
          <table:table-cell office:value-type="float" office:value="0.0495230591744281" calcext:value-type="float">
            <text:p>0,0495230591744281</text:p>
          </table:table-cell>
          <table:table-cell office:value-type="float" office:value="0.292602321384716" calcext:value-type="float">
            <text:p>0,292602321384716</text:p>
          </table:table-cell>
          <table:table-cell office:value-type="float" office:value="0" calcext:value-type="float">
            <text:p>0</text:p>
          </table:table-cell>
          <table:table-cell office:value-type="float" office:value="0.684686595397094" calcext:value-type="float">
            <text:p>0,684686595397094</text:p>
          </table:table-cell>
          <table:table-cell office:value-type="string" calcext:value-type="string">
            <text:p><text:span text:style-name="T1">ARAUCANIA</text:span></text:p>
          </table:table-cell>
        </table:table-row>
        <table:table-row table:style-name="ro1">
          <table:table-cell office:value-type="string" calcext:value-type="string">
            <text:p><text:span text:style-name="T1">Victoria</text:span></text:p>
          </table:table-cell>
          <table:table-cell office:value-type="float" office:value="0.178082191780822" calcext:value-type="float">
            <text:p>0,178082191780822</text:p>
          </table:table-cell>
          <table:table-cell office:value-type="float" office:value="0.0810810810810811" calcext:value-type="float">
            <text:p>0,0810810810810811</text:p>
          </table:table-cell>
          <table:table-cell office:value-type="float" office:value="0.800775613275613" calcext:value-type="float">
            <text:p>0,800775613275613</text:p>
          </table:table-cell>
          <table:table-cell office:value-type="float" office:value="0.213650121462806" calcext:value-type="float">
            <text:p>0,213650121462806</text:p>
          </table:table-cell>
          <table:table-cell office:value-type="float" office:value="0.800392770321014" calcext:value-type="float">
            <text:p>0,800392770321014</text:p>
          </table:table-cell>
          <table:table-cell office:value-type="float" office:value="0" calcext:value-type="float">
            <text:p>0</text:p>
          </table:table-cell>
          <table:table-cell office:value-type="float" office:value="0.73610386632656" calcext:value-type="float">
            <text:p>0,73610386632656</text:p>
          </table:table-cell>
          <table:table-cell office:value-type="string" calcext:value-type="string">
            <text:p><text:span text:style-name="T1">ARAUCANIA</text:span></text:p>
          </table:table-cell>
        </table:table-row>
        <table:table-row table:style-name="ro1">
          <table:table-cell office:value-type="string" calcext:value-type="string">
            <text:p><text:span text:style-name="T1">Valdivia</text:span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24137931034483" calcext:value-type="float">
            <text:p>3,24137931034483</text:p>
          </table:table-cell>
          <table:table-cell office:value-type="string" calcext:value-type="string">
            <text:p><text:span text:style-name="T1">LOSRIOS</text:span></text:p>
          </table:table-cell>
        </table:table-row>
        <table:table-row table:style-name="ro1">
          <table:table-cell office:value-type="string" calcext:value-type="string">
            <text:p><text:span text:style-name="T1">Lanco</text:span></text:p>
          </table:table-cell>
          <table:table-cell office:value-type="float" office:value="0.0461538461538462" calcext:value-type="float">
            <text:p>0,0461538461538462</text:p>
          </table:table-cell>
          <table:table-cell office:value-type="float" office:value="0" calcext:value-type="float">
            <text:p>0</text:p>
          </table:table-cell>
          <table:table-cell office:value-type="float" office:value="0.469278033794163" calcext:value-type="float">
            <text:p>0,469278033794163</text:p>
          </table:table-cell>
          <table:table-cell office:value-type="float" office:value="0.375150798702677" calcext:value-type="float">
            <text:p>0,375150798702677</text:p>
          </table:table-cell>
          <table:table-cell office:value-type="float" office:value="0.528687739463601" calcext:value-type="float">
            <text:p>0,528687739463601</text:p>
          </table:table-cell>
          <table:table-cell office:value-type="float" office:value="0" calcext:value-type="float">
            <text:p>0</text:p>
          </table:table-cell>
          <table:table-cell office:value-type="float" office:value="0.795358090185677" calcext:value-type="float">
            <text:p>0,795358090185677</text:p>
          </table:table-cell>
          <table:table-cell office:value-type="string" calcext:value-type="string">
            <text:p><text:span text:style-name="T1">LOSRIOS</text:span></text:p>
          </table:table-cell>
        </table:table-row>
        <table:table-row table:style-name="ro1">
          <table:table-cell office:value-type="string" calcext:value-type="string">
            <text:p><text:span text:style-name="T1">Los Lagos</text:span></text:p>
          </table:table-cell>
          <table:table-cell office:value-type="float" office:value="0.0538461538461538" calcext:value-type="float">
            <text:p>0,0538461538461538</text:p>
          </table:table-cell>
          <table:table-cell office:value-type="float" office:value="0.125" calcext:value-type="float">
            <text:p>0,125</text:p>
          </table:table-cell>
          <table:table-cell office:value-type="float" office:value="0.507936507936508" calcext:value-type="float">
            <text:p>0,507936507936508</text:p>
          </table:table-cell>
          <table:table-cell office:value-type="float" office:value="0.177120022632435" calcext:value-type="float">
            <text:p>0,177120022632435</text:p>
          </table:table-cell>
          <table:table-cell office:value-type="float" office:value="0.815385536398467" calcext:value-type="float">
            <text:p>0,815385536398467</text:p>
          </table:table-cell>
          <table:table-cell office:value-type="float" office:value="0" calcext:value-type="float">
            <text:p>0</text:p>
          </table:table-cell>
          <table:table-cell office:value-type="float" office:value="0.8815649867374" calcext:value-type="float">
            <text:p>0,8815649867374</text:p>
          </table:table-cell>
          <table:table-cell office:value-type="string" calcext:value-type="string">
            <text:p><text:span text:style-name="T1">LOSRIOS</text:span></text:p>
          </table:table-cell>
        </table:table-row>
        <table:table-row table:style-name="ro1">
          <table:table-cell office:value-type="string" calcext:value-type="string">
            <text:p><text:span text:style-name="T1">Mariquina</text:span></text:p>
          </table:table-cell>
          <table:table-cell office:value-type="float" office:value="0.0307692307692308" calcext:value-type="float">
            <text:p>0,0307692307692308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418650793650793" calcext:value-type="float">
            <text:p>0,418650793650793</text:p>
          </table:table-cell>
          <table:table-cell office:value-type="float" office:value="0.262911096965839" calcext:value-type="float">
            <text:p>0,262911096965839</text:p>
          </table:table-cell>
          <table:table-cell office:value-type="float" office:value="0.92705938697318" calcext:value-type="float">
            <text:p>0,92705938697318</text:p>
          </table:table-cell>
          <table:table-cell office:value-type="float" office:value="0" calcext:value-type="float">
            <text:p>0</text:p>
          </table:table-cell>
          <table:table-cell office:value-type="float" office:value="0.657427055702917" calcext:value-type="float">
            <text:p>0,657427055702917</text:p>
          </table:table-cell>
          <table:table-cell office:value-type="string" calcext:value-type="string">
            <text:p><text:span text:style-name="T1">LOSRIOS</text:span></text:p>
          </table:table-cell>
        </table:table-row>
        <table:table-row table:style-name="ro1">
          <table:table-cell office:value-type="string" calcext:value-type="string">
            <text:p><text:span text:style-name="T1">Paillaco</text:span></text:p>
          </table:table-cell>
          <table:table-cell office:value-type="float" office:value="0.0692307692307692" calcext:value-type="float">
            <text:p>0,0692307692307692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945020481310803" calcext:value-type="float">
            <text:p>0,945020481310803</text:p>
          </table:table-cell>
          <table:table-cell office:value-type="float" office:value="0.185331352995261" calcext:value-type="float">
            <text:p>0,185331352995261</text:p>
          </table:table-cell>
          <table:table-cell office:value-type="float" office:value="0.554489942528736" calcext:value-type="float">
            <text:p>0,554489942528736</text:p>
          </table:table-cell>
          <table:table-cell office:value-type="float" office:value="0" calcext:value-type="float">
            <text:p>0</text:p>
          </table:table-cell>
          <table:table-cell office:value-type="float" office:value="0.933289124668436" calcext:value-type="float">
            <text:p>0,933289124668436</text:p>
          </table:table-cell>
          <table:table-cell office:value-type="string" calcext:value-type="string">
            <text:p><text:span text:style-name="T1">LOSRIOS</text:span></text:p>
          </table:table-cell>
        </table:table-row>
        <table:table-row table:style-name="ro1">
          <table:table-cell office:value-type="string" calcext:value-type="string">
            <text:p><text:span text:style-name="T1">Panguipulli</text:span></text:p>
          </table:table-cell>
          <table:table-cell office:value-type="float" office:value="0.138461538461538" calcext:value-type="float">
            <text:p>0,138461538461538</text:p>
          </table:table-cell>
          <table:table-cell office:value-type="float" office:value="0.125" calcext:value-type="float">
            <text:p>0,125</text:p>
          </table:table-cell>
          <table:table-cell office:value-type="float" office:value="1.14796466973886" calcext:value-type="float">
            <text:p>1,14796466973886</text:p>
          </table:table-cell>
          <table:table-cell office:value-type="float" office:value="0.278471401291261" calcext:value-type="float">
            <text:p>0,278471401291261</text:p>
          </table:table-cell>
          <table:table-cell office:value-type="float" office:value="1.35320881226054" calcext:value-type="float">
            <text:p>1,35320881226054</text:p>
          </table:table-cell>
          <table:table-cell office:value-type="float" office:value="0" calcext:value-type="float">
            <text:p>0</text:p>
          </table:table-cell>
          <table:table-cell office:value-type="float" office:value="0.937798408488063" calcext:value-type="float">
            <text:p>0,937798408488063</text:p>
          </table:table-cell>
          <table:table-cell office:value-type="string" calcext:value-type="string">
            <text:p><text:span text:style-name="T1">LOSRIOS</text:span></text:p>
          </table:table-cell>
        </table:table-row>
        <table:table-row table:style-name="ro1">
          <table:table-cell office:value-type="string" calcext:value-type="string">
            <text:p><text:span text:style-name="T1">La Union</text:span></text:p>
          </table:table-cell>
          <table:table-cell office:value-type="float" office:value="0.184615384615385" calcext:value-type="float">
            <text:p>0,184615384615385</text:p>
          </table:table-cell>
          <table:table-cell office:value-type="float" office:value="0.1875" calcext:value-type="float">
            <text:p>0,1875</text:p>
          </table:table-cell>
          <table:table-cell office:value-type="float" office:value="0.833909370199692" calcext:value-type="float">
            <text:p>0,833909370199692</text:p>
          </table:table-cell>
          <table:table-cell office:value-type="float" office:value="0.572987077283704" calcext:value-type="float">
            <text:p>0,572987077283704</text:p>
          </table:table-cell>
          <table:table-cell office:value-type="float" office:value="1.34901819923372" calcext:value-type="float">
            <text:p>1,34901819923372</text:p>
          </table:table-cell>
          <table:table-cell office:value-type="float" office:value="0" calcext:value-type="float">
            <text:p>0</text:p>
          </table:table-cell>
          <table:table-cell office:value-type="float" office:value="1.30212201591512" calcext:value-type="float">
            <text:p>1,30212201591512</text:p>
          </table:table-cell>
          <table:table-cell office:value-type="string" calcext:value-type="string">
            <text:p><text:span text:style-name="T1">LOSRIOS</text:span></text:p>
          </table:table-cell>
        </table:table-row>
        <table:table-row table:style-name="ro1">
          <table:table-cell office:value-type="string" calcext:value-type="string">
            <text:p><text:span text:style-name="T1">Futrono</text:span></text:p>
          </table:table-cell>
          <table:table-cell office:value-type="float" office:value="0.0384615384615385" calcext:value-type="float">
            <text:p>0,0384615384615385</text:p>
          </table:table-cell>
          <table:table-cell office:value-type="float" office:value="0" calcext:value-type="float">
            <text:p>0</text:p>
          </table:table-cell>
          <table:table-cell office:value-type="float" office:value="0.58300051203277" calcext:value-type="float">
            <text:p>0,58300051203277</text:p>
          </table:table-cell>
          <table:table-cell office:value-type="float" office:value="0.117108706414881" calcext:value-type="float">
            <text:p>0,117108706414881</text:p>
          </table:table-cell>
          <table:table-cell office:value-type="float" office:value="0.441666666666667" calcext:value-type="float">
            <text:p>0,44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540716180371353" calcext:value-type="float">
            <text:p>0,540716180371353</text:p>
          </table:table-cell>
          <table:table-cell office:value-type="string" calcext:value-type="string">
            <text:p><text:span text:style-name="T1">LOSRIOS</text:span></text:p>
          </table:table-cell>
        </table:table-row>
        <table:table-row table:style-name="ro1">
          <table:table-cell office:value-type="string" calcext:value-type="string">
            <text:p><text:span text:style-name="T1">Rio Bueno</text:span></text:p>
          </table:table-cell>
          <table:table-cell office:value-type="float" office:value="0.1" calcext:value-type="float">
            <text:p>0,1</text:p>
          </table:table-cell>
          <table:table-cell office:value-type="float" office:value="0.1875" calcext:value-type="float">
            <text:p>0,1875</text:p>
          </table:table-cell>
          <table:table-cell office:value-type="float" office:value="0.676651305683563" calcext:value-type="float">
            <text:p>0,676651305683563</text:p>
          </table:table-cell>
          <table:table-cell office:value-type="float" office:value="0.421108787245007" calcext:value-type="float">
            <text:p>0,421108787245007</text:p>
          </table:table-cell>
          <table:table-cell office:value-type="float" office:value="0.763972701149426" calcext:value-type="float">
            <text:p>0,763972701149426</text:p>
          </table:table-cell>
          <table:table-cell office:value-type="float" office:value="0" calcext:value-type="float">
            <text:p>0</text:p>
          </table:table-cell>
          <table:table-cell office:value-type="float" office:value="1.17692307692308" calcext:value-type="float">
            <text:p>1,17692307692308</text:p>
          </table:table-cell>
          <table:table-cell office:value-type="string" calcext:value-type="string">
            <text:p><text:span text:style-name="T1">LOSRIOS</text:span></text:p>
          </table:table-cell>
        </table:table-row>
        <table:table-row table:style-name="ro1">
          <table:table-cell office:value-type="string" calcext:value-type="string">
            <text:p><text:span text:style-name="T1">Vilcun</text:span></text:p>
          </table:table-cell>
          <table:table-cell office:value-type="float" office:value="0.0547945205479452" calcext:value-type="float">
            <text:p>0,0547945205479452</text:p>
          </table:table-cell>
          <table:table-cell office:value-type="float" office:value="0" calcext:value-type="float">
            <text:p>0</text:p>
          </table:table-cell>
          <table:table-cell office:value-type="float" office:value="0.337842712842713" calcext:value-type="float">
            <text:p>0,337842712842713</text:p>
          </table:table-cell>
          <table:table-cell office:value-type="float" office:value="0.171605278707898" calcext:value-type="float">
            <text:p>0,171605278707898</text:p>
          </table:table-cell>
          <table:table-cell office:value-type="float" office:value="0.369165839126117" calcext:value-type="float">
            <text:p>0,369165839126117</text:p>
          </table:table-cell>
          <table:table-cell office:value-type="float" office:value="0" calcext:value-type="float">
            <text:p>0</text:p>
          </table:table-cell>
          <table:table-cell office:value-type="float" office:value="0.35500845490241" calcext:value-type="float">
            <text:p>0,35500845490241</text:p>
          </table:table-cell>
          <table:table-cell office:value-type="string" calcext:value-type="string">
            <text:p><text:span text:style-name="T1">ARAUCANIA</text:span></text:p>
          </table:table-cell>
        </table:table-row>
        <table:table-row table:style-name="ro1">
          <table:table-cell office:value-type="string" calcext:value-type="string">
            <text:p><text:span text:style-name="T1">Curarrehue</text:span></text:p>
          </table:table-cell>
          <table:table-cell office:value-type="float" office:value="0.0205479452054795" calcext:value-type="float">
            <text:p>0,0205479452054795</text:p>
          </table:table-cell>
          <table:table-cell office:value-type="float" office:value="0" calcext:value-type="float">
            <text:p>0</text:p>
          </table:table-cell>
          <table:table-cell office:value-type="float" office:value="0.0303030303030303" calcext:value-type="float">
            <text:p>0,0303030303030303</text:p>
          </table:table-cell>
          <table:table-cell office:value-type="float" office:value="0.00574017276794507" calcext:value-type="float">
            <text:p>0,00574017276794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48955317990312" calcext:value-type="float">
            <text:p>0,0948955317990312</text:p>
          </table:table-cell>
          <table:table-cell office:value-type="string" calcext:value-type="string">
            <text:p><text:span text:style-name="T1">ARAUCANIA</text:span></text:p>
          </table:table-cell>
        </table:table-row>
        <table:table-row table:style-name="ro1">
          <table:table-cell office:value-type="string" calcext:value-type="string">
            <text:p><text:span text:style-name="T1">Galvarino</text:span></text:p>
          </table:table-cell>
          <table:table-cell office:value-type="float" office:value="0.0342465753424658" calcext:value-type="float">
            <text:p>0,0342465753424658</text:p>
          </table:table-cell>
          <table:table-cell office:value-type="float" office:value="0" calcext:value-type="float">
            <text:p>0</text:p>
          </table:table-cell>
          <table:table-cell office:value-type="float" office:value="0.226731601731602" calcext:value-type="float">
            <text:p>0,226731601731602</text:p>
          </table:table-cell>
          <table:table-cell office:value-type="float" office:value="0.0576707279326937" calcext:value-type="float">
            <text:p>0,0576707279326937</text:p>
          </table:table-cell>
          <table:table-cell office:value-type="float" office:value="0.078837029681121" calcext:value-type="float">
            <text:p>0,078837029681121</text:p>
          </table:table-cell>
          <table:table-cell office:value-type="float" office:value="0" calcext:value-type="float">
            <text:p>0</text:p>
          </table:table-cell>
          <table:table-cell office:value-type="float" office:value="0.12098248832077" calcext:value-type="float">
            <text:p>0,12098248832077</text:p>
          </table:table-cell>
          <table:table-cell office:value-type="string" calcext:value-type="string">
            <text:p><text:span text:style-name="T1">ARAUCANIA</text:span></text:p>
          </table:table-cell>
        </table:table-row>
        <table:table-row table:style-name="ro1">
          <table:table-cell office:value-type="string" calcext:value-type="string">
            <text:p><text:span text:style-name="T1">Melipeuco</text:span></text:p>
          </table:table-cell>
          <table:table-cell office:value-type="float" office:value="0.0273972602739726" calcext:value-type="float">
            <text:p>0,0273972602739726</text:p>
          </table:table-cell>
          <table:table-cell office:value-type="float" office:value="0" calcext:value-type="float">
            <text:p>0</text:p>
          </table:table-cell>
          <table:table-cell office:value-type="float" office:value="0.185064935064935" calcext:value-type="float">
            <text:p>0,185064935064935</text:p>
          </table:table-cell>
          <table:table-cell office:value-type="float" office:value="0.0106643405835842" calcext:value-type="float">
            <text:p>0,0106643405835842</text:p>
          </table:table-cell>
          <table:table-cell office:value-type="float" office:value="0.118421052631579" calcext:value-type="float">
            <text:p>0,118421052631579</text:p>
          </table:table-cell>
          <table:table-cell office:value-type="float" office:value="0" calcext:value-type="float">
            <text:p>0</text:p>
          </table:table-cell>
          <table:table-cell office:value-type="float" office:value="0.226086956521739" calcext:value-type="float">
            <text:p>0,226086956521739</text:p>
          </table:table-cell>
          <table:table-cell office:value-type="string" calcext:value-type="string">
            <text:p><text:span text:style-name="T1">ARAUCANIA</text:span></text:p>
          </table:table-cell>
        </table:table-row>
        <table:table-row table:style-name="ro1">
          <table:table-cell office:value-type="string" calcext:value-type="string">
            <text:p><text:span text:style-name="T1">Perquenco</text:span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1363636363636" calcext:value-type="float">
            <text:p>0,0511363636363636</text:p>
          </table:table-cell>
          <table:table-cell office:value-type="float" office:value="0.011733588452123" calcext:value-type="float">
            <text:p>0,011733588452123</text:p>
          </table:table-cell>
          <table:table-cell office:value-type="float" office:value="0.0175438596491228" calcext:value-type="float">
            <text:p>0,0175438596491228</text:p>
          </table:table-cell>
          <table:table-cell office:value-type="float" office:value="0" calcext:value-type="float">
            <text:p>0</text:p>
          </table:table-cell>
          <table:table-cell office:value-type="float" office:value="0.0260869565217391" calcext:value-type="float">
            <text:p>0,0260869565217391</text:p>
          </table:table-cell>
          <table:table-cell office:value-type="string" calcext:value-type="string">
            <text:p><text:span text:style-name="T1">ARAUCANIA</text:span></text:p>
          </table:table-cell>
        </table:table-row>
        <table:table-row table:style-name="ro1">
          <table:table-cell office:value-type="string" calcext:value-type="string">
            <text:p><text:span text:style-name="T1">Saavedra</text:span></text:p>
          </table:table-cell>
          <table:table-cell office:value-type="float" office:value="0.0684931506849315" calcext:value-type="float">
            <text:p>0,0684931506849315</text:p>
          </table:table-cell>
          <table:table-cell office:value-type="float" office:value="0" calcext:value-type="float">
            <text:p>0</text:p>
          </table:table-cell>
          <table:table-cell office:value-type="float" office:value="0.372564935064936" calcext:value-type="float">
            <text:p>0,372564935064936</text:p>
          </table:table-cell>
          <table:table-cell office:value-type="float" office:value="0.0418289766172374" calcext:value-type="float">
            <text:p>0,0418289766172374</text:p>
          </table:table-cell>
          <table:table-cell office:value-type="float" office:value="0.0701754385964912" calcext:value-type="float">
            <text:p>0,0701754385964912</text:p>
          </table:table-cell>
          <table:table-cell office:value-type="float" office:value="0" calcext:value-type="float">
            <text:p>0</text:p>
          </table:table-cell>
          <table:table-cell office:value-type="float" office:value="0.103591183972944" calcext:value-type="float">
            <text:p>0,103591183972944</text:p>
          </table:table-cell>
          <table:table-cell office:value-type="string" calcext:value-type="string">
            <text:p><text:span text:style-name="T1">ARAUCANIA</text:span></text:p>
          </table:table-cell>
        </table:table-row>
        <table:table-row table:style-name="ro1">
          <table:table-cell office:value-type="string" calcext:value-type="string">
            <text:p>Teodoro Schmidt</text:p>
          </table:table-cell>
          <table:table-cell office:value-type="float" office:value="0.0273972602739726" calcext:value-type="float">
            <text:p>0,0273972602739726</text:p>
          </table:table-cell>
          <table:table-cell office:value-type="float" office:value="0" calcext:value-type="float">
            <text:p>0</text:p>
          </table:table-cell>
          <table:table-cell office:value-type="float" office:value="0.206439393939394" calcext:value-type="float">
            <text:p>0,206439393939394</text:p>
          </table:table-cell>
          <table:table-cell office:value-type="float" office:value="0.0869501111455021" calcext:value-type="float">
            <text:p>0,0869501111455021</text:p>
          </table:table-cell>
          <table:table-cell office:value-type="float" office:value="0.333333333333334" calcext:value-type="float">
            <text:p>0,333333333333334</text:p>
          </table:table-cell>
          <table:table-cell office:value-type="float" office:value="0" calcext:value-type="float">
            <text:p>0</text:p>
          </table:table-cell>
          <table:table-cell office:value-type="float" office:value="0.138373792668596" calcext:value-type="float">
            <text:p>0,138373792668596</text:p>
          </table:table-cell>
          <table:table-cell office:value-type="string" calcext:value-type="string">
            <text:p><text:span text:style-name="T1">ARAUCANIA</text:span></text:p>
          </table:table-cell>
        </table:table-row>
        <table:table-row table:style-name="ro1">
          <table:table-cell office:value-type="string" calcext:value-type="string">
            <text:p><text:span text:style-name="T1">Tolten</text:span></text:p>
          </table:table-cell>
          <table:table-cell office:value-type="float" office:value="0.0547945205479452" calcext:value-type="float">
            <text:p>0,0547945205479452</text:p>
          </table:table-cell>
          <table:table-cell office:value-type="float" office:value="0" calcext:value-type="float">
            <text:p>0</text:p>
          </table:table-cell>
          <table:table-cell office:value-type="float" office:value="0.185606060606061" calcext:value-type="float">
            <text:p>0,185606060606061</text:p>
          </table:table-cell>
          <table:table-cell office:value-type="float" office:value="0" calcext:value-type="float">
            <text:p>0</text:p>
          </table:table-cell>
          <table:table-cell office:value-type="float" office:value="0.0953326713008937" calcext:value-type="float">
            <text:p>0,0953326713008937</text:p>
          </table:table-cell>
          <table:table-cell office:value-type="float" office:value="0" calcext:value-type="float">
            <text:p>0</text:p>
          </table:table-cell>
          <table:table-cell office:value-type="float" office:value="0.0861998796251182" calcext:value-type="float">
            <text:p>0,0861998796251182</text:p>
          </table:table-cell>
          <table:table-cell office:value-type="string" calcext:value-type="string">
            <text:p><text:span text:style-name="T1">ARAUCANIA</text:span></text:p>
          </table:table-cell>
        </table:table-row>
        <table:table-row table:style-name="ro1">
          <table:table-cell office:value-type="string" calcext:value-type="string">
            <text:p><text:span text:style-name="T1">Cholchol</text:span></text:p>
          </table:table-cell>
          <table:table-cell office:value-type="float" office:value="0.0273972602739726" calcext:value-type="float">
            <text:p>0,0273972602739726</text:p>
          </table:table-cell>
          <table:table-cell office:value-type="float" office:value="0" calcext:value-type="float">
            <text:p>0</text:p>
          </table:table-cell>
          <table:table-cell office:value-type="float" office:value="0.0922619047619047" calcext:value-type="float">
            <text:p>0,0922619047619047</text:p>
          </table:table-cell>
          <table:table-cell office:value-type="float" office:value="0.024522355721883" calcext:value-type="float">
            <text:p>0,024522355721883</text:p>
          </table:table-cell>
          <table:table-cell office:value-type="float" office:value="0.100877192982456" calcext:value-type="float">
            <text:p>0,100877192982456</text:p>
          </table:table-cell>
          <table:table-cell office:value-type="float" office:value="0" calcext:value-type="float">
            <text:p>0</text:p>
          </table:table-cell>
          <table:table-cell office:value-type="float" office:value="0.173156401364249" calcext:value-type="float">
            <text:p>0,173156401364249</text:p>
          </table:table-cell>
          <table:table-cell office:value-type="string" calcext:value-type="string">
            <text:p><text:span text:style-name="T1">ARAUCANIA</text:span></text:p>
          </table:table-cell>
        </table:table-row>
        <table:table-row table:style-name="ro1">
          <table:table-cell office:value-type="string" calcext:value-type="string">
            <text:p><text:span text:style-name="T1">Ercilla</text:span></text:p>
          </table:table-cell>
          <table:table-cell office:value-type="float" office:value="0.0273972602739726" calcext:value-type="float">
            <text:p>0,0273972602739726</text:p>
          </table:table-cell>
          <table:table-cell office:value-type="float" office:value="0" calcext:value-type="float">
            <text:p>0</text:p>
          </table:table-cell>
          <table:table-cell office:value-type="float" office:value="0.145833333333333" calcext:value-type="float">
            <text:p>0,145833333333333</text:p>
          </table:table-cell>
          <table:table-cell office:value-type="float" office:value="0.00803342806494274" calcext:value-type="float">
            <text:p>0,00803342806494274</text:p>
          </table:table-cell>
          <table:table-cell office:value-type="float" office:value="0.18421052631579" calcext:value-type="float">
            <text:p>0,18421052631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pan text:style-name="T1">ARAUCANIA</text:span></text:p>
          </table:table-cell>
        </table:table-row>
        <table:table-row table:style-name="ro1">
          <table:table-cell office:value-type="string" calcext:value-type="string">
            <text:p><text:span text:style-name="T1">Lonquimay</text:span></text:p>
          </table:table-cell>
          <table:table-cell office:value-type="float" office:value="0.0547945205479452" calcext:value-type="float">
            <text:p>0,0547945205479452</text:p>
          </table:table-cell>
          <table:table-cell office:value-type="float" office:value="0" calcext:value-type="float">
            <text:p>0</text:p>
          </table:table-cell>
          <table:table-cell office:value-type="float" office:value="0.280303030303031" calcext:value-type="float">
            <text:p>0,280303030303031</text:p>
          </table:table-cell>
          <table:table-cell office:value-type="float" office:value="0.0138298770364951" calcext:value-type="float">
            <text:p>0,0138298770364951</text:p>
          </table:table-cell>
          <table:table-cell office:value-type="float" office:value="0.162678455115268" calcext:value-type="float">
            <text:p>0,162678455115268</text:p>
          </table:table-cell>
          <table:table-cell office:value-type="float" office:value="0" calcext:value-type="float">
            <text:p>0</text:p>
          </table:table-cell>
          <table:table-cell office:value-type="float" office:value="0.303591183972944" calcext:value-type="float">
            <text:p>0,303591183972944</text:p>
          </table:table-cell>
          <table:table-cell office:value-type="string" calcext:value-type="string">
            <text:p><text:span text:style-name="T1">ARAUCANIA</text:span></text:p>
          </table:table-cell>
        </table:table-row>
        <table:table-row table:style-name="ro1">
          <table:table-cell office:value-type="string" calcext:value-type="string">
            <text:p><text:span text:style-name="T1">Los Sauces</text:span></text:p>
          </table:table-cell>
          <table:table-cell office:value-type="float" office:value="0.0342465753424658" calcext:value-type="float">
            <text:p>0,0342465753424658</text:p>
          </table:table-cell>
          <table:table-cell office:value-type="float" office:value="0" calcext:value-type="float">
            <text:p>0</text:p>
          </table:table-cell>
          <table:table-cell office:value-type="float" office:value="0.176136363636364" calcext:value-type="float">
            <text:p>0,176136363636364</text:p>
          </table:table-cell>
          <table:table-cell office:value-type="float" office:value="0.0121978671318833" calcext:value-type="float">
            <text:p>0,0121978671318833</text:p>
          </table:table-cell>
          <table:table-cell office:value-type="float" office:value="0.0350877192982456" calcext:value-type="float">
            <text:p>0,0350877192982456</text:p>
          </table:table-cell>
          <table:table-cell office:value-type="float" office:value="0" calcext:value-type="float">
            <text:p>0</text:p>
          </table:table-cell>
          <table:table-cell office:value-type="float" office:value="0.147826086956522" calcext:value-type="float">
            <text:p>0,147826086956522</text:p>
          </table:table-cell>
          <table:table-cell office:value-type="string" calcext:value-type="string">
            <text:p><text:span text:style-name="T1">ARAUCANIA</text:span></text:p>
          </table:table-cell>
        </table:table-row>
        <table:table-row table:style-name="ro1">
          <table:table-cell office:value-type="string" calcext:value-type="string">
            <text:p><text:span text:style-name="T1">Lumaco</text:span></text:p>
          </table:table-cell>
          <table:table-cell office:value-type="float" office:value="0.0273972602739726" calcext:value-type="float">
            <text:p>0,0273972602739726</text:p>
          </table:table-cell>
          <table:table-cell office:value-type="float" office:value="0" calcext:value-type="float">
            <text:p>0</text:p>
          </table:table-cell>
          <table:table-cell office:value-type="float" office:value="0.196969696969697" calcext:value-type="float">
            <text:p>0,196969696969697</text:p>
          </table:table-cell>
          <table:table-cell office:value-type="float" office:value="0.0108331691944061" calcext:value-type="float">
            <text:p>0,0108331691944061</text:p>
          </table:table-cell>
          <table:table-cell office:value-type="float" office:value="0.166666666666667" calcext:value-type="float">
            <text:p>0,16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155765097016423" calcext:value-type="float">
            <text:p>0,155765097016423</text:p>
          </table:table-cell>
          <table:table-cell office:value-type="string" calcext:value-type="string">
            <text:p><text:span text:style-name="T1">ARAUCANIA</text:span></text:p>
          </table:table-cell>
        </table:table-row>
        <table:table-row table:style-name="ro1">
          <table:table-cell office:value-type="string" calcext:value-type="string">
            <text:p><text:span text:style-name="T1">Corral</text:span></text:p>
          </table:table-cell>
          <table:table-cell office:value-type="float" office:value="0.00769230769230769" calcext:value-type="float">
            <text:p>0,007692307692307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38194444444445" calcext:value-type="float">
            <text:p>0,0538194444444445</text:p>
          </table:table-cell>
          <table:table-cell office:value-type="float" office:value="0" calcext:value-type="float">
            <text:p>0</text:p>
          </table:table-cell>
          <table:table-cell office:value-type="float" office:value="0.206896551724138" calcext:value-type="float">
            <text:p>0,206896551724138</text:p>
          </table:table-cell>
          <table:table-cell office:value-type="string" calcext:value-type="string">
            <text:p><text:span text:style-name="T1">LOSRIOS</text:span></text:p>
          </table:table-cell>
        </table:table-row>
        <table:table-row table:style-name="ro1">
          <table:table-cell office:value-type="string" calcext:value-type="string">
            <text:p><text:span text:style-name="T1">Mafil</text:span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8650793650793" calcext:value-type="float">
            <text:p>0,418650793650793</text:p>
          </table:table-cell>
          <table:table-cell office:value-type="float" office:value="0.0220560152768937" calcext:value-type="float">
            <text:p>0,0220560152768937</text:p>
          </table:table-cell>
          <table:table-cell office:value-type="float" office:value="0.451149425287357" calcext:value-type="float">
            <text:p>0,451149425287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pan text:style-name="T1">LOSRIOS</text:span></text:p>
          </table:table-cell>
        </table:table-row>
        <table:table-row table:style-name="ro1">
          <table:table-cell office:value-type="string" calcext:value-type="string">
            <text:p><text:span text:style-name="T1">Lago Ranco</text:span>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0" calcext:value-type="float">
            <text:p>0</text:p>
          </table:table-cell>
          <table:table-cell office:value-type="float" office:value="0.286226318484383" calcext:value-type="float">
            <text:p>0,286226318484383</text:p>
          </table:table-cell>
          <table:table-cell office:value-type="float" office:value="0.00935709739019733" calcext:value-type="float">
            <text:p>0,00935709739019733</text:p>
          </table:table-cell>
          <table:table-cell office:value-type="float" office:value="0.492816091954023" calcext:value-type="float">
            <text:p>0,492816091954023</text:p>
          </table:table-cell>
          <table:table-cell office:value-type="float" office:value="0" calcext:value-type="float">
            <text:p>0</text:p>
          </table:table-cell>
          <table:table-cell office:value-type="float" office:value="0.312599469496021" calcext:value-type="float">
            <text:p>0,312599469496021</text:p>
          </table:table-cell>
          <table:table-cell office:value-type="string" calcext:value-type="string">
            <text:p><text:span text:style-name="T1">LOSRIOS</text:span></text:p>
          </table:table-cell>
        </table:table-row>
        <table:table-row table:style-name="ro1">
          <table:table-cell office:value-type="string" calcext:value-type="string">
            <text:p><text:span text:style-name="T1">Temuco</text:span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78260869565217" calcext:value-type="float">
            <text:p>3,78260869565217</text:p>
          </table:table-cell>
          <table:table-cell office:value-type="string" calcext:value-type="string">
            <text:p><text:span text:style-name="T1">ARAUCANIA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33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32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31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30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9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7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26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25">
      <number:number number:decimal-places="17" number:min-decimal-places="17" number:min-integer-digits="1"/>
    </number:number-style>
    <number:number-style style:name="N124">
      <number:number number:decimal-places="3" number:min-decimal-places="3" number:min-integer-digits="1" number:grouping="true"/>
    </number:number-style>
    <number:number-style style:name="N123">
      <number:number number:decimal-places="13" number:min-decimal-places="13"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1">
      <number:number number:decimal-places="15" number:min-decimal-places="15" number:min-integer-digits="1"/>
    </number:number-style>
    <number:number-style style:name="N120">
      <number:number number:decimal-places="16" number:min-decimal-places="16" number:min-integer-digits="1"/>
    </number:number-style>
    <number:number-style style:name="N119">
      <number:number number:decimal-places="4" number:min-decimal-places="4" number:min-integer-digits="1" number:grouping="true"/>
    </number:number-style>
    <number:number-style style:name="N118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5">
      <number:number number:decimal-places="7" number:min-decimal-places="7"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3">
      <number:number number:decimal-places="5" number:min-decimal-places="5" number:min-integer-digits="1"/>
    </number:number-style>
    <number:number-style style:name="N112">
      <number:number number:decimal-places="4" number:min-decimal-places="4" number:min-integer-digits="1"/>
    </number:number-style>
    <number:number-style style:name="N111">
      <number:number number:decimal-places="3" number:min-decimal-places="3" number:min-integer-digits="1"/>
    </number:number-style>
    <number:number-style style:name="N110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09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08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07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06">
      <number:number number:decimal-places="5" number:min-decimal-places="5" number:min-integer-digits="1" number:grouping="true"/>
    </number:number-style>
    <number:number-style style:name="N105">
      <number:number number:decimal-places="11" number:min-decimal-places="11" number:min-integer-digits="1"/>
    </number:number-style>
    <number:number-style style:name="N104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rancisco Maturana</meta:initial-creator>
    <meta:creation-date>2024-03-12T15:37:33.228779404</meta:creation-date>
    <dc:date>2024-03-12T15:49:53.568029770</dc:date>
    <dc:creator>Francisco Maturana</dc:creator>
    <meta:editing-duration>PT2M33S</meta:editing-duration>
    <meta:editing-cycles>4</meta:editing-cycles>
    <meta:generator>LibreOffice/7.3.7.2$Linux_X86_64 LibreOffice_project/30$Build-2</meta:generator>
    <meta:document-statistic meta:table-count="1" meta:cell-count="396" meta:object-count="0"/>
  </office:meta>
</office:document-meta>
</file>